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ero di commit</text:p>
          </table:table-cell>
          <table:table-cell office:value-type="string">
            <text:p>Media</text:p>
          </table:table-cell>
          <table:table-cell office:value-type="string">
            <text:p>Limite minimo</text:p>
          </table:table-cell>
          <table:table-cell office:value-type="string">
            <text:p>Limite massimo</text:p>
          </table:table-cell>
          <table:table-cell>
            <draw:frame table:end-cell-address="Foglio1.L21" table:end-x="0.293cm" table:end-y="0.067cm" draw:z-index="0" draw:style-name="gr1" draw:text-style-name="P1" svg:width="15.999cm" svg:height="8.999cm" svg:x="0.101cm" svg:y="0.1cm">
              <draw:object draw:notify-on-update-of-ranges="Foglio1.A1:Foglio1.A1 Foglio1.A2:Foglio1.A10 Foglio1.B1:Foglio1.B1 Foglio1.B2:Foglio1.B10 Foglio1.C1:Foglio1.C1 Foglio1.C2:Foglio1.C10 Foglio1.D1:Foglio1.D1 Foglio1.D2:Foglio1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33">
            <text:p>2,33</text:p>
          </table:table-cell>
          <table:table-cell office:value-type="float" office:value="-1.34">
            <text:p>-1,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Foglio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29/01/2022</text:date>, <text:time>18.08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17:40:36.65</meta:creation-date>
    <dc:date>2022-01-29T18:08:53.26</dc:date>
    <meta:editing-duration>PT11M16S</meta:editing-duration>
    <meta:editing-cycles>1</meta:editing-cycles>
    <meta:document-statistic meta:table-count="3" meta:cell-count="40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402cm" style:legend-expansion="high" chart:style-name="ch2"/>
        <chart:plot-area chart:style-name="ch3" table:cell-range-address="Foglio1.A1:Foglio1.D10" chart:data-source-has-labels="row" svg:x="2.217cm" svg:y="1.013cm" svg:width="10.44cm" svg:height="7.544cm">
          <chartooo:coordinate-region svg:x="2.759cm" svg:y="1.225cm" svg:width="9.804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2:Foglio1.A10" chart:label-cell-address="Foglio1.A1:Foglio1.A1" chart:class="chart:line">
            <chart:data-point chart:repeated="9"/>
          </chart:series>
          <chart:series chart:style-name="ch7" chart:values-cell-range-address="Foglio1.B2:Foglio1.B10" chart:label-cell-address="Foglio1.B1:Foglio1.B1" chart:class="chart:line">
            <chart:data-point chart:repeated="9"/>
          </chart:series>
          <chart:series chart:style-name="ch8" chart:values-cell-range-address="Foglio1.C2:Foglio1.C10" chart:label-cell-address="Foglio1.C1:Foglio1.C1" chart:class="chart:line">
            <chart:data-point chart:repeated="9"/>
          </chart:series>
          <chart:series chart:style-name="ch9" chart:values-cell-range-address="Foglio1.D2:Foglio1.D10" chart:label-cell-address="Foglio1.D1:Foglio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o di commit</text:p>
                <draw:g>
                  <svg:desc>Foglio1.A1:Foglio1.A1</svg:desc>
                </draw:g>
              </table:table-cell>
              <table:table-cell office:value-type="string">
                <text:p>Media</text:p>
                <draw:g>
                  <svg:desc>Foglio1.B1:Foglio1.B1</svg:desc>
                </draw:g>
              </table:table-cell>
              <table:table-cell office:value-type="string">
                <text:p>Limite minimo</text:p>
                <draw:g>
                  <svg:desc>Foglio1.C1:Foglio1.C1</svg:desc>
                </draw:g>
              </table:table-cell>
              <table:table-cell office:value-type="string">
                <text:p>Limite massimo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A2:Foglio1.A10</svg:desc>
                </draw:g>
              </table:table-cell>
              <table:table-cell office:value-type="float" office:value="2.33">
                <text:p>2.33</text:p>
                <draw:g>
                  <svg:desc>Foglio1.B2:Foglio1.B10</svg:desc>
                </draw:g>
              </table:table-cell>
              <table:table-cell office:value-type="float" office:value="-1.34">
                <text:p>-1.34</text:p>
                <draw:g>
                  <svg:desc>Foglio1.C2:Foglio1.C10</svg:desc>
                </draw:g>
              </table:table-cell>
              <table:table-cell office:value-type="float" office:value="6">
                <text:p>6</text:p>
                <draw:g>
                  <svg:desc>Foglio1.D2:Foglio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33">
                <text:p>2.33</text:p>
              </table:table-cell>
              <table:table-cell office:value-type="float" office:value="-1.34">
                <text:p>-1.3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